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1c6" officeooo:paragraph-rsid="000f41c6"/>
    </style:style>
    <style:style style:name="P2" style:family="paragraph" style:parent-style-name="Standard">
      <style:text-properties officeooo:rsid="000fef51" officeooo:paragraph-rsid="000fef51"/>
    </style:style>
    <style:style style:name="P3" style:family="paragraph" style:parent-style-name="Standard">
      <style:text-properties officeooo:rsid="00106fb4" officeooo:paragraph-rsid="00106fb4"/>
    </style:style>
    <style:style style:name="P4" style:family="paragraph" style:parent-style-name="Standard">
      <style:text-properties officeooo:rsid="001118bd" officeooo:paragraph-rsid="001118bd"/>
    </style:style>
    <style:style style:name="P5" style:family="paragraph" style:parent-style-name="Standard">
      <style:text-properties officeooo:rsid="00122be4" officeooo:paragraph-rsid="00122be4"/>
    </style:style>
    <style:style style:name="P6" style:family="paragraph" style:parent-style-name="Standard">
      <style:text-properties officeooo:rsid="00147463" officeooo:paragraph-rsid="00147463"/>
    </style:style>
    <style:style style:name="P7" style:family="paragraph" style:parent-style-name="Standard">
      <style:text-properties officeooo:paragraph-rsid="00147463"/>
    </style:style>
    <style:style style:name="T1" style:family="text">
      <style:text-properties officeooo:rsid="00139121"/>
    </style:style>
    <style:style style:name="T2" style:family="text">
      <style:text-properties officeooo:rsid="00147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royecto tienda</text:p>
      <text:p text:style-name="P1">1º Crear modelos con : rails g model nombre atributo:tipo</text:p>
      <text:p text:style-name="P1">2º Una vez creados los modelos creamos las relaciones de estos tocando su archivo de modelo y su archivo de migracion a la base de datos</text:p>
      <text:p text:style-name="P2">Si por ejemplos nos equivocamos en nuestros modelos y queremos borrar una columna hacemos esto</text:p>
      <text:p text:style-name="P2"><text:s/>rails generate migration RemoveId_rolFromUsuarios id_rol:integer</text:p>
      <text:p text:style-name="P2">Y para añadir</text:p>
      <text:p text:style-name="P2">bin/rails generate migration AddPartNumberToProducts part_number:string:index</text:p>
      <text:p text:style-name="P2"/>
      <text:p text:style-name="P3">3º Vamos a insertar datos en rol, usuario, tarjeta, producto, carrito, y linea_factura y despues haremos select para ver el rol del usuario.</text:p>
      <text:p text:style-name="P4">Por ejemplo para sacar el rol de un usuario:</text:p>
      <text:p text:style-name="P4">select rol FROM usuarios as u INNER JOIN rols as r on r.id=u.rol_id WHERE u.id=1;</text:p>
      <text:p text:style-name="P4">Ahora hagamoslo con las tarjetas, <text:span text:style-name="T1">obtenemos iban del usuario</text:span>:</text:p>
      <text:p text:style-name="P4">SELECT iban from usuarios u INNER JOIN tarjeta t on u.id=t.usuario_id WHERE u.id=1;</text:p>
      <text:p text:style-name="P4"/>
      <text:p text:style-name="P4"/>
      <text:p text:style-name="P7"><text:span text:style-name="T2">Importante, las imagenes van en assets/images y luego se las invoca asi </text:span><text:bookmark text:name="3feb"/>url(&lt;%= asset_path fondo1.png %&gt;)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5">Para validar los datos:</text:p>
      <text:p text:style-name="P5">https://codigofacilito.com/articulos/validaciones-r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02:42.430492267</meta:creation-date>
    <meta:editing-duration>PT11M19S</meta:editing-duration>
    <meta:editing-cycles>4</meta:editing-cycles>
    <meta:generator>LibreOffice/6.4.7.2$Linux_X86_64 LibreOffice_project/40$Build-2</meta:generator>
    <dc:date>2022-04-20T09:44:31.454716921</dc:date>
    <meta:document-statistic meta:table-count="0" meta:image-count="0" meta:object-count="0" meta:page-count="1" meta:paragraph-count="15" meta:word-count="157" meta:character-count="1053" meta:non-whitespace-character-count="910"/>
  </office:meta>
</office:document-meta>
</file>